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6384120500634970082" text:style-name="L1">
        <text:list-item>
          <text:p text:style-name="P2">Luneda</text:p>
          <text:list>
            <text:list-item>
              <text:p text:style-name="P3">The doorman text isn't displaying properly</text:p>
            </text:list-item>
            <text:list-item>
              <text:p text:style-name="P3">Advice 2 and Advice 3 from the tiki hut isn't displaying properly</text:p>
            </text:list-item>
            <text:list-item>
              <text:p text:style-name="P3">The css on the mysterious man is jacked and goes to the right for some reason</text:p>
            </text:list-item>
          </text:list>
        </text:list-item>
        <text:list-item>
          <text:p text:style-name="P2">Kanedos</text:p>
        </text:list-item>
        <text:list-item>
          <text:p text:style-name="P2">Tyrianne</text:p>
        </text:list-item>
        <text:list-item>
          <text:p text:style-name="P2">Kaprika</text:p>
        </text:list-item>
        <text:list-item>
          <text:p text:style-name="P2">AliNada</text:p>
          <text:list>
            <text:list-item>
              <text:p text:style-name="P3">MILO ignore button</text:p>
            </text:list-item>
          </text:list>
        </text:list-item>
        <text:list-item>
          <text:p text:style-name="P2">General</text:p>
          <text:list>
            <text:list-item>
              <text:p text:style-name="P2">The write text function is broken I hate it</text:p>
            </text:list-item>
            <text:list-item>
              <text:p text:style-name="P3">If you click on the same item twice, it'll write the description twic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02T22:53:56.42</dc:date>
    <meta:editing-duration>PT1H29M42S</meta:editing-duration>
    <meta:editing-cycles>9</meta:editing-cycles>
    <meta:generator>OpenOffice/4.1.1$Win32 OpenOffice.org_project/411m6$Build-9775</meta:generator>
    <meta:document-statistic meta:table-count="0" meta:image-count="0" meta:object-count="0" meta:page-count="1" meta:paragraph-count="13" meta:word-count="81" meta:character-count="407"/>
  </office:meta>
</office:document-meta>
</file>